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7">17.04.2017</text:date>, <text:time>01:48:5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7T01:48:51.98</dc:date>
    <meta:editing-duration>P138DT16M14S</meta:editing-duration>
    <meta:editing-cycles>375</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Choice				As Object
	maybeMakeArrowTyp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Choice	= lookupFn("pChoice")
		result.maybeMakeArrowType = lookupFn("maybeMakeArrowTyp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Choice",			2, "Parser a -&gt; Parser a -&gt; Parser a"), _
			newFn("maybeMakeArrowType",	2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Choice":		result = pChoice(	a0, a1)
		Case "maybeMakeArrowType": result = maybeMakeArrowType(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oString":			result = toString(			a(0)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item": 		result = "item"
			Case "return":		result = "(return " &amp; toString(p.st) &amp; ")"
			Case "str":			result = "(str " &amp; toString(p.st) &amp; ")"
			Case "zeroOrOne":	result = TParser_toString(p.st(0)) &amp; "?"
			Case "choice"
				Dim ts As Object
				ts = p.st
				result = "(" &amp; TParser_toString(car(ts))
				ts = cdr(ts)
				While Not(isNil(ts))
					result = result &amp; " +++ " + TParser_toString(car(ts))
					ts = cdr(ts)
				Wend
				result = result &amp; ")"
			Case "seq"
				Dim ps As Variant, f As Objec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If isMissing(t) Then
		If isNull(oFn) Then : oFn = mkParser("str") : End If
		pStr = oFn
		Exit Functio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never fails: if p fails than pZeroOrOne(p) returns nil + same pos as result,
' otherwise returns a singleton list of p's result + pos
' matches at most once
Function pZeroOrOne(Optional p As Parser)
	pZeroOrOne = mkParser("zeroOrOne", p)
	'Dim singletonList As Object
	'Set singletonList = swap(cons, nil)
	'pZeroOrOne = pChoice( pSeq(Array(p), singletonList), pReturn(nil))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Function pTypeExpr()
	Static result As Object
	If isNull(result) Then
		result = pBaseType
		Dim pArrowOut As Object, recursionDummy As Object
		pArrowOut = pSeq(Array(pStr("-&gt;"), recursionDummy), sndArg)
		result = pSeq(Array(result, pZeroOrOne(pArrowOut)), _
			maybeMakeArrowType _
		)'\i o.if (isNil o) then i else (mkArrowType i (car o))
		msgbox(toString(pArrowOut))
		pArrowOut.st(0)(1) = result ' recursion!
	'	msgbox(toString(pArrowOut))
	End If
	pTypeExpr = result
End Function

Function mkArrowType(tIn, tOut)
	mkArrowType = "(-&gt; " &amp; tIn &amp; " " &amp; tOut &amp; ")"
End Function

Function maybeMakeArrowType(Optional i, Optional o)
	Dim oFn As Object : If isNull(oFn) Then : oFn = Fn.maybeMakeArrowType : End If
	Dim result As Variant
	If isMissing(o) Then
		If isMissing(i) Then
			result = oFn
		Else
			result = apply(oFn, o)
		End If
	Else
		If isNil(o) Then
			result = i
		Else
			result = mkArrowType(i, car(o))
		End If
	End If
	maybeMakeArrowType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5 sec for 279 ~&gt; 558.0 aPerSec
	test_Parser_white()
	test_Parser_baseType()
	test_Parser_TypeExpr()
	test_Parser_binDigit()
' 0.6 sec for 347 ~&gt; 578.3 aPerSec
	test_Parser_decDigit()
' 0.8 sec for 384 ~&gt; 480.0 aPerSec
	test_Parser_hexDigit()
' 1.0 sec for 433 ~&gt; 433.0 aPerSec
	test_Parser_manyRev()
	test_Parser_many()
' 1.9 sec for 565 ~&gt; 297.4 aPerSec
	test_Parser_many1Rev()
	test_Parser_many1()
' 2.5 sec for 657 ~&gt; 252.7 aPerSec
	test_Parser_seq()
	test_Parser_toString()
Goto end_of_Parser_tests
' 3.0 sec for 737 ~&gt; 245.7 aPerSec
	test_Parser_hexNum()
' 4.0 sec for 816 ~&gt; 204.0 aPerSec
	test_Parser_hexLit()
' 4.8 sec for 918 ~&gt; 191.3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Expr()
	Dim p As Parser
	p = pTypeExpr
	
	assert_parses(p, "Bool", "Bool", 5).x
	assert_parses(p, "Int",	 "Int", 4).x
	assert_parses(p, "Int-&gt;Int",	 "(-&gt; Int Int)", 9).x
	assert_parses(p, "Int-&gt;Int",	 "[Int, Int]", 9).x
	assert_parses(p, "Int-&gt;Str-&gt;Bool",	 "(-&gt; Int (-&gt; Str Bool))", 15).x
	assert_parses(p, "Int-&gt;Str-&gt;Bool",	 "[Int, [Str, Bool]]", 15).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toString()
	Dim f As Object
	f = TParser_toString
	assertEqual(isFn(f), True).x
	assertEqual(arity(f),   1).x
	
	assertEqual(TParser_toString(pFail), 							"fail").x
	assertEqual(TParser_toString(pReturn(7)), 						"(return 7)").x
	assertEqual(TParser_toString(pReturn("seven")),					"(return 'seven')").x
	assertEqual(TParser_toString(pStr("a")),						"(str 'a')").x
	assertEqual(TParser_toString(pZeroOrOne(pStr("a"))),			"(str 'a')?").x
	assertEqual(TParser_toString(pChoice(pStr("a"), pStr("b"))),	"((str 'a') +++ (str 'b'))").x
	assertEqual(TParser_toString(pChoice(pStr("b"), pStr("a"))),	"((str 'b') +++ (str 'a'))").x

	' polymorphic toString:	
	assertEqual(toString(pFail), 							"fail").x
	assertEqual(toString(pReturn(7)), 						"(return 7)").x
	assertEqual(toString(pReturn("seven")),					"(return 'seven')").x
	assertEqual(toString(pStr("a")),						"(str 'a')").x
	assertEqual(toString(pZeroOrOne(pStr("a"))),			"(str 'a')?").x
	assertEqual(toString(pChoice(pStr("a"), pStr("b"))),	"((str 'a') +++ (str 'b'))").x
	assertEqual(toString(pChoice(pStr("b"), pStr("a"))),	"((str 'b') +++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